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ffffff" draw:textarea-horizontal-align="center" draw:textarea-vertical-align="middle" fo:padding-top="0cm" fo:padding-bottom="0cm" fo:padding-left="0cm" fo:padding-right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5.698cm" svg:height="2.848cm" svg:x="1cm" svg:y="24.152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" draw:text-style-name="P1" draw:layer="layout" svg:width="5.698cm" svg:height="2.848cm" svg:x="1cm" svg:y="15.103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" draw:text-style-name="P1" draw:layer="layout" svg:width="5.698cm" svg:height="2.849cm" svg:x="1cm" svg:y="18.118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" draw:text-style-name="P1" draw:layer="layout" svg:width="5.697cm" svg:height="2.848cm" svg:x="7.2cm" svg:y="15.103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" draw:text-style-name="P1" draw:layer="layout" svg:width="5.697cm" svg:height="2.849cm" svg:x="7.2cm" svg:y="18.118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" draw:text-style-name="P1" draw:layer="layout" svg:width="5.697cm" svg:height="2.849cm" svg:x="7.2cm" svg:y="21.135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" draw:text-style-name="P1" draw:layer="layout" svg:width="5.697cm" svg:height="2.848cm" svg:x="7.2cm" svg:y="24.152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" draw:text-style-name="P1" draw:layer="layout" svg:width="5.698cm" svg:height="2.849cm" svg:x="1cm" svg:y="21.135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rect draw:style-name="gr2" draw:text-style-name="P1" draw:id="id2" draw:layer="layout" svg:width="1.676cm" svg:height="0.504cm" svg:x="6.698cm" svg:y="11.08cm">
            <text:p/>
          </draw:rect>
          <draw:frame draw:style-name="gr3" draw:layer="layout" svg:width="1.535cm" svg:height="0.363cm" svg:x="6.763cm" svg:y="11.15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rect draw:style-name="gr2" draw:text-style-name="P1" draw:id="id1" draw:layer="layout" svg:width="1.676cm" svg:height="0.502cm" svg:x="5.524cm" svg:y="12.087cm">
            <text:p/>
          </draw:rect>
          <draw:frame draw:style-name="gr3" draw:layer="layout" svg:width="1.534cm" svg:height="0.364cm" svg:x="5.591cm" svg:y="12.15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rect draw:style-name="gr2" draw:text-style-name="P1" draw:id="id3" draw:layer="layout" svg:width="1.677cm" svg:height="0.502cm" svg:x="7.869cm" svg:y="12.087cm">
            <text:p/>
          </draw:rect>
          <draw:frame draw:style-name="gr3" draw:layer="layout" svg:width="1.574cm" svg:height="0.325cm" svg:x="7.869cm" svg:y="12.15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rect draw:style-name="gr2" draw:text-style-name="P1" draw:id="id5" draw:layer="layout" svg:width="1.676cm" svg:height="0.502cm" svg:x="4.351cm" svg:y="13.091cm">
            <text:p/>
          </draw:rect>
          <draw:frame draw:style-name="gr3" draw:layer="layout" svg:width="1.572cm" svg:height="0.323cm" svg:x="4.351cm" svg:y="13.16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rect draw:style-name="gr2" draw:text-style-name="P1" draw:id="id4" draw:layer="layout" svg:width="1.676cm" svg:height="0.502cm" svg:x="6.698cm" svg:y="13.091cm">
            <text:p/>
          </draw:rect>
          <draw:frame draw:style-name="gr3" draw:layer="layout" svg:width="1.573cm" svg:height="0.323cm" svg:x="6.698cm" svg:y="13.16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onnector draw:style-name="gr4" draw:text-style-name="P1" draw:layer="layout" svg:x1="7.2cm" svg:y1="12.338cm" svg:x2="7.536cm" svg:y2="11.584cm" draw:start-shape="id1" draw:start-glue-point="1" draw:end-shape="id2" draw:end-glue-point="2">
            <text:p/>
          </draw:connector>
          <draw:connector draw:style-name="gr4" draw:text-style-name="P1" draw:layer="layout" svg:x1="7.869cm" svg:y1="12.338cm" svg:x2="7.536cm" svg:y2="11.584cm" draw:start-shape="id3" draw:end-shape="id2" draw:end-glue-point="2">
            <text:p/>
          </draw:connector>
          <draw:connector draw:style-name="gr4" draw:text-style-name="P1" draw:layer="layout" svg:x1="6.698cm" svg:y1="13.342cm" svg:x2="6.362cm" svg:y2="12.589cm" draw:start-shape="id4" draw:end-shape="id1" draw:end-glue-point="2">
            <text:p/>
          </draw:connector>
          <draw:connector draw:style-name="gr4" draw:text-style-name="P1" draw:layer="layout" svg:x1="6.027cm" svg:y1="13.342cm" svg:x2="6.362cm" svg:y2="12.589cm" draw:start-shape="id5" draw:end-shape="id1" draw:end-glue-point="2">
            <text:p/>
          </draw:connector>
          <draw:rect draw:style-name="gr2" draw:text-style-name="P1" draw:id="id7" draw:layer="layout" svg:width="1.676cm" svg:height="0.502cm" svg:x="3.681cm" svg:y="24.318cm">
            <text:p/>
          </draw:rect>
          <draw:frame draw:style-name="gr3" draw:layer="layout" svg:width="0.912cm" svg:height="0.363cm" svg:x="4.084cm" svg:y="24.391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rect draw:style-name="gr2" draw:text-style-name="P1" draw:id="id6" draw:layer="layout" svg:width="1.676cm" svg:height="0.502cm" svg:x="2.508cm" svg:y="25.324cm">
            <text:p/>
          </draw:rect>
          <draw:frame draw:style-name="gr3" draw:layer="layout" svg:width="1.533cm" svg:height="0.365cm" svg:x="2.575cm" svg:y="25.39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rect draw:style-name="gr2" draw:text-style-name="P1" draw:id="id8" draw:layer="layout" svg:width="1.674cm" svg:height="0.502cm" svg:x="4.855cm" svg:y="25.324cm">
            <text:p/>
          </draw:rect>
          <draw:frame draw:style-name="gr3" draw:layer="layout" svg:width="1.563cm" svg:height="0.324cm" svg:x="4.855cm" svg:y="25.39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rect draw:style-name="gr2" draw:text-style-name="P1" draw:id="id10" draw:layer="layout" svg:width="1.678cm" svg:height="0.501cm" svg:x="1.334cm" svg:y="26.33cm">
            <text:p/>
          </draw:rect>
          <draw:frame draw:style-name="gr3" draw:layer="layout" svg:width="1.776cm" svg:height="0.324cm" svg:x="1.268cm" svg:y="26.401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rect draw:style-name="gr2" draw:text-style-name="P1" draw:id="id9" draw:layer="layout" svg:width="1.676cm" svg:height="0.501cm" svg:x="3.681cm" svg:y="26.33cm">
            <text:p/>
          </draw:rect>
          <draw:frame draw:style-name="gr3" draw:layer="layout" svg:width="1.777cm" svg:height="0.324cm" svg:x="3.614cm" svg:y="26.40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connector draw:style-name="gr4" draw:text-style-name="P1" draw:layer="layout" svg:x1="4.184cm" svg:y1="25.575cm" svg:x2="4.519cm" svg:y2="24.82cm" draw:start-shape="id6" draw:start-glue-point="1" draw:end-shape="id7" draw:end-glue-point="2">
            <text:p/>
          </draw:connector>
          <draw:connector draw:style-name="gr4" draw:text-style-name="P1" draw:layer="layout" svg:x1="4.855cm" svg:y1="25.575cm" svg:x2="4.519cm" svg:y2="24.82cm" draw:start-shape="id8" draw:end-shape="id7" draw:end-glue-point="2">
            <text:p/>
          </draw:connector>
          <draw:connector draw:style-name="gr4" draw:text-style-name="P1" draw:layer="layout" svg:x1="3.681cm" svg:y1="26.58cm" svg:x2="3.346cm" svg:y2="25.826cm" draw:start-shape="id9" draw:end-shape="id6" draw:end-glue-point="2">
            <text:p/>
          </draw:connector>
          <draw:connector draw:style-name="gr4" draw:text-style-name="P1" draw:layer="layout" svg:x1="3.012cm" svg:y1="26.58cm" svg:x2="3.346cm" svg:y2="25.826cm" draw:start-shape="id10" draw:end-shape="id6" draw:end-glue-point="2">
            <text:p/>
          </draw:connector>
          <draw:rect draw:style-name="gr2" draw:text-style-name="P1" draw:id="id12" draw:layer="layout" svg:width="1.676cm" svg:height="0.503cm" svg:x="3.681cm" svg:y="15.27cm">
            <text:p/>
          </draw:rect>
          <draw:frame draw:style-name="gr3" draw:layer="layout" svg:width="1.533cm" svg:height="0.362cm" svg:x="3.749cm" svg:y="15.343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rect draw:style-name="gr2" draw:text-style-name="P1" draw:id="id11" draw:layer="layout" svg:width="1.676cm" svg:height="0.502cm" svg:x="2.508cm" svg:y="16.276cm">
            <text:p/>
          </draw:rect>
          <draw:frame draw:style-name="gr3" draw:layer="layout" svg:width="0.907cm" svg:height="0.363cm" svg:x="2.909cm" svg:y="16.347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rect draw:style-name="gr2" draw:text-style-name="P1" draw:id="id13" draw:layer="layout" svg:width="1.674cm" svg:height="0.502cm" svg:x="4.855cm" svg:y="16.276cm">
            <text:p/>
          </draw:rect>
          <draw:frame draw:style-name="gr3" draw:layer="layout" svg:width="1.572cm" svg:height="0.325cm" svg:x="4.855cm" svg:y="16.347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rect draw:style-name="gr2" draw:text-style-name="P1" draw:id="id15" draw:layer="layout" svg:width="1.678cm" svg:height="0.503cm" svg:x="1.334cm" svg:y="17.28cm">
            <text:p/>
          </draw:rect>
          <draw:frame draw:style-name="gr3" draw:layer="layout" svg:width="1.776cm" svg:height="0.324cm" svg:x="1.268cm" svg:y="17.353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rect draw:style-name="gr2" draw:text-style-name="P1" draw:id="id14" draw:layer="layout" svg:width="1.676cm" svg:height="0.503cm" svg:x="3.681cm" svg:y="17.28cm">
            <text:p/>
          </draw:rect>
          <draw:frame draw:style-name="gr3" draw:layer="layout" svg:width="1.777cm" svg:height="0.324cm" svg:x="3.614cm" svg:y="17.353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connector draw:style-name="gr4" draw:text-style-name="P1" draw:layer="layout" svg:x1="4.184cm" svg:y1="16.527cm" svg:x2="4.519cm" svg:y2="15.773cm" draw:start-shape="id11" draw:start-glue-point="1" draw:end-shape="id12" draw:end-glue-point="2">
            <text:p/>
          </draw:connector>
          <draw:connector draw:style-name="gr4" draw:text-style-name="P1" draw:layer="layout" svg:x1="4.855cm" svg:y1="16.527cm" svg:x2="4.519cm" svg:y2="15.773cm" draw:start-shape="id13" draw:end-shape="id12" draw:end-glue-point="2">
            <text:p/>
          </draw:connector>
          <draw:connector draw:style-name="gr4" draw:text-style-name="P1" draw:layer="layout" svg:x1="3.681cm" svg:y1="17.531cm" svg:x2="3.346cm" svg:y2="16.778cm" draw:start-shape="id14" draw:end-shape="id11" draw:end-glue-point="2">
            <text:p/>
          </draw:connector>
          <draw:connector draw:style-name="gr4" draw:text-style-name="P1" draw:layer="layout" svg:x1="3.012cm" svg:y1="17.531cm" svg:x2="3.346cm" svg:y2="16.778cm" draw:start-shape="id15" draw:end-shape="id11" draw:end-glue-point="2">
            <text:p/>
          </draw:connector>
          <draw:rect draw:style-name="gr2" draw:text-style-name="P1" draw:id="id17" draw:layer="layout" svg:width="1.676cm" svg:height="0.505cm" svg:x="3.681cm" svg:y="21.3cm">
            <text:p/>
          </draw:rect>
          <draw:frame draw:style-name="gr3" draw:layer="layout" svg:width="0.907cm" svg:height="0.364cm" svg:x="4.084cm" svg:y="21.37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rect draw:style-name="gr2" draw:text-style-name="P1" draw:id="id16" draw:layer="layout" svg:width="1.676cm" svg:height="0.502cm" svg:x="2.508cm" svg:y="22.308cm">
            <text:p/>
          </draw:rect>
          <draw:frame draw:style-name="gr3" draw:layer="layout" svg:width="1.533cm" svg:height="0.363cm" svg:x="2.575cm" svg:y="22.38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rect draw:style-name="gr2" draw:text-style-name="P1" draw:id="id18" draw:layer="layout" svg:width="1.674cm" svg:height="0.502cm" svg:x="4.855cm" svg:y="22.308cm">
            <text:p/>
          </draw:rect>
          <draw:frame draw:style-name="gr3" draw:layer="layout" svg:width="1.57cm" svg:height="0.323cm" svg:x="4.855cm" svg:y="22.38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rect draw:style-name="gr2" draw:text-style-name="P1" draw:id="id20" draw:layer="layout" svg:width="1.678cm" svg:height="0.503cm" svg:x="1.334cm" svg:y="23.313cm">
            <text:p/>
          </draw:rect>
          <draw:frame draw:style-name="gr3" draw:layer="layout" svg:width="1.776cm" svg:height="0.324cm" svg:x="1.268cm" svg:y="23.38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rect draw:style-name="gr2" draw:text-style-name="P1" draw:id="id19" draw:layer="layout" svg:width="1.676cm" svg:height="0.503cm" svg:x="3.681cm" svg:y="23.313cm">
            <text:p/>
          </draw:rect>
          <draw:frame draw:style-name="gr3" draw:layer="layout" svg:width="1.777cm" svg:height="0.324cm" svg:x="3.614cm" svg:y="23.386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connector draw:style-name="gr4" draw:text-style-name="P1" draw:layer="layout" svg:x1="4.184cm" svg:y1="22.559cm" svg:x2="4.519cm" svg:y2="21.805cm" draw:start-shape="id16" draw:start-glue-point="1" draw:end-shape="id17" draw:end-glue-point="2">
            <text:p/>
          </draw:connector>
          <draw:connector draw:style-name="gr4" draw:text-style-name="P1" draw:layer="layout" svg:x1="4.855cm" svg:y1="22.559cm" svg:x2="4.519cm" svg:y2="21.805cm" draw:start-shape="id18" draw:end-shape="id17" draw:end-glue-point="2">
            <text:p/>
          </draw:connector>
          <draw:connector draw:style-name="gr4" draw:text-style-name="P1" draw:layer="layout" svg:x1="3.681cm" svg:y1="23.564cm" svg:x2="3.346cm" svg:y2="22.81cm" draw:start-shape="id19" draw:end-shape="id16" draw:end-glue-point="2">
            <text:p/>
          </draw:connector>
          <draw:connector draw:style-name="gr4" draw:text-style-name="P1" draw:layer="layout" svg:x1="3.012cm" svg:y1="23.564cm" svg:x2="3.346cm" svg:y2="22.81cm" draw:start-shape="id20" draw:end-shape="id16" draw:end-glue-point="2">
            <text:p/>
          </draw:connector>
          <draw:rect draw:style-name="gr2" draw:text-style-name="P1" draw:id="id22" draw:layer="layout" svg:width="1.676cm" svg:height="0.502cm" svg:x="3.681cm" svg:y="18.287cm">
            <text:p/>
          </draw:rect>
          <draw:frame draw:style-name="gr3" draw:layer="layout" svg:width="1.533cm" svg:height="0.363cm" svg:x="3.749cm" svg:y="18.359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rect draw:style-name="gr2" draw:text-style-name="P1" draw:id="id21" draw:layer="layout" svg:width="1.676cm" svg:height="0.501cm" svg:x="2.508cm" svg:y="19.292cm">
            <text:p/>
          </draw:rect>
          <draw:frame draw:style-name="gr3" draw:layer="layout" svg:width="0.907cm" svg:height="0.364cm" svg:x="2.909cm" svg:y="19.363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rect draw:style-name="gr2" draw:text-style-name="P1" draw:id="id23" draw:layer="layout" svg:width="1.674cm" svg:height="0.501cm" svg:x="4.855cm" svg:y="19.292cm">
            <text:p/>
          </draw:rect>
          <draw:frame draw:style-name="gr3" draw:layer="layout" svg:width="1.572cm" svg:height="0.322cm" svg:x="4.855cm" svg:y="19.363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rect draw:style-name="gr2" draw:text-style-name="P1" draw:id="id25" draw:layer="layout" svg:width="1.678cm" svg:height="0.503cm" svg:x="1.334cm" svg:y="20.297cm">
            <text:p/>
          </draw:rect>
          <draw:frame draw:style-name="gr3" draw:layer="layout" svg:width="1.776cm" svg:height="0.324cm" svg:x="1.268cm" svg:y="20.369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rect draw:style-name="gr2" draw:text-style-name="P1" draw:id="id24" draw:layer="layout" svg:width="1.676cm" svg:height="0.503cm" svg:x="3.681cm" svg:y="20.297cm">
            <text:p/>
          </draw:rect>
          <draw:frame draw:style-name="gr3" draw:layer="layout" svg:width="1.777cm" svg:height="0.324cm" svg:x="3.614cm" svg:y="20.369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connector draw:style-name="gr4" draw:text-style-name="P1" draw:layer="layout" svg:x1="4.184cm" svg:y1="19.542cm" svg:x2="4.519cm" svg:y2="18.789cm" draw:start-shape="id21" draw:start-glue-point="1" draw:end-shape="id22" draw:end-glue-point="2">
            <text:p/>
          </draw:connector>
          <draw:connector draw:style-name="gr4" draw:text-style-name="P1" draw:layer="layout" svg:x1="4.855cm" svg:y1="19.542cm" svg:x2="4.519cm" svg:y2="18.789cm" draw:start-shape="id23" draw:end-shape="id22" draw:end-glue-point="2">
            <text:p/>
          </draw:connector>
          <draw:connector draw:style-name="gr4" draw:text-style-name="P1" draw:layer="layout" svg:x1="3.681cm" svg:y1="20.548cm" svg:x2="3.346cm" svg:y2="19.793cm" draw:start-shape="id24" draw:end-shape="id21" draw:end-glue-point="2">
            <text:p/>
          </draw:connector>
          <draw:connector draw:style-name="gr4" draw:text-style-name="P1" draw:layer="layout" svg:x1="3.012cm" svg:y1="20.548cm" svg:x2="3.346cm" svg:y2="19.793cm" draw:start-shape="id25" draw:end-shape="id21" draw:end-glue-point="2">
            <text:p/>
          </draw:connector>
          <draw:rect draw:style-name="gr2" draw:text-style-name="P1" draw:id="id27" draw:layer="layout" svg:width="1.674cm" svg:height="0.502cm" svg:x="9.882cm" svg:y="18.287cm">
            <text:p/>
          </draw:rect>
          <draw:frame draw:style-name="gr3" draw:layer="layout" svg:width="0.911cm" svg:height="0.363cm" svg:x="10.284cm" svg:y="18.359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rect draw:style-name="gr2" draw:text-style-name="P1" draw:id="id26" draw:layer="layout" svg:width="1.676cm" svg:height="0.501cm" svg:x="8.708cm" svg:y="19.292cm">
            <text:p/>
          </draw:rect>
          <draw:frame draw:style-name="gr3" draw:layer="layout" svg:width="0.906cm" svg:height="0.364cm" svg:x="9.111cm" svg:y="19.363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rect draw:style-name="gr2" draw:text-style-name="P1" draw:id="id28" draw:layer="layout" svg:width="1.675cm" svg:height="0.501cm" svg:x="11.053cm" svg:y="19.292cm">
            <text:p/>
          </draw:rect>
          <draw:frame draw:style-name="gr3" draw:layer="layout" svg:width="1.564cm" svg:height="0.322cm" svg:x="11.053cm" svg:y="19.363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rect draw:style-name="gr2" draw:text-style-name="P1" draw:id="id30" draw:layer="layout" svg:width="1.677cm" svg:height="0.503cm" svg:x="7.534cm" svg:y="20.297cm">
            <text:p/>
          </draw:rect>
          <draw:frame draw:style-name="gr3" draw:layer="layout" svg:width="1.565cm" svg:height="0.324cm" svg:x="7.534cm" svg:y="20.369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rect draw:style-name="gr2" draw:text-style-name="P1" draw:id="id29" draw:layer="layout" svg:width="1.674cm" svg:height="0.503cm" svg:x="9.882cm" svg:y="20.297cm">
            <text:p/>
          </draw:rect>
          <draw:frame draw:style-name="gr3" draw:layer="layout" svg:width="1.563cm" svg:height="0.324cm" svg:x="9.882cm" svg:y="20.369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connector draw:style-name="gr4" draw:text-style-name="P1" draw:layer="layout" svg:x1="10.384cm" svg:y1="19.542cm" svg:x2="10.719cm" svg:y2="18.789cm" draw:start-shape="id26" draw:start-glue-point="1" draw:end-shape="id27" draw:end-glue-point="2">
            <text:p/>
          </draw:connector>
          <draw:connector draw:style-name="gr4" draw:text-style-name="P1" draw:layer="layout" svg:x1="11.053cm" svg:y1="19.542cm" svg:x2="10.719cm" svg:y2="18.789cm" draw:start-shape="id28" draw:end-shape="id27" draw:end-glue-point="2">
            <text:p/>
          </draw:connector>
          <draw:connector draw:style-name="gr4" draw:text-style-name="P1" draw:layer="layout" svg:x1="9.882cm" svg:y1="20.548cm" svg:x2="9.546cm" svg:y2="19.793cm" draw:start-shape="id29" draw:end-shape="id26" draw:end-glue-point="2">
            <text:p/>
          </draw:connector>
          <draw:connector draw:style-name="gr4" draw:text-style-name="P1" draw:layer="layout" svg:x1="9.211cm" svg:y1="20.548cm" svg:x2="9.546cm" svg:y2="19.793cm" draw:start-shape="id30" draw:end-shape="id26" draw:end-glue-point="2">
            <text:p/>
          </draw:connector>
          <draw:rect draw:style-name="gr2" draw:text-style-name="P1" draw:id="id32" draw:layer="layout" svg:width="1.674cm" svg:height="0.505cm" svg:x="9.882cm" svg:y="21.3cm">
            <text:p/>
          </draw:rect>
          <draw:frame draw:style-name="gr3" draw:layer="layout" svg:width="0.911cm" svg:height="0.364cm" svg:x="10.284cm" svg:y="21.375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rect draw:style-name="gr2" draw:text-style-name="P1" draw:id="id31" draw:layer="layout" svg:width="1.676cm" svg:height="0.502cm" svg:x="8.708cm" svg:y="22.308cm">
            <text:p/>
          </draw:rect>
          <draw:frame draw:style-name="gr3" draw:layer="layout" svg:width="0.906cm" svg:height="0.363cm" svg:x="9.111cm" svg:y="22.38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rect draw:style-name="gr2" draw:text-style-name="P1" draw:id="id33" draw:layer="layout" svg:width="1.675cm" svg:height="0.502cm" svg:x="11.053cm" svg:y="22.308cm">
            <text:p/>
          </draw:rect>
          <draw:frame draw:style-name="gr3" draw:layer="layout" svg:width="1.564cm" svg:height="0.323cm" svg:x="11.053cm" svg:y="22.38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rect draw:style-name="gr2" draw:text-style-name="P1" draw:id="id35" draw:layer="layout" svg:width="1.677cm" svg:height="0.503cm" svg:x="7.534cm" svg:y="23.313cm">
            <text:p/>
          </draw:rect>
          <draw:frame draw:style-name="gr3" draw:layer="layout" svg:width="1.565cm" svg:height="0.324cm" svg:x="7.534cm" svg:y="23.386cm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rect draw:style-name="gr2" draw:text-style-name="P1" draw:id="id34" draw:layer="layout" svg:width="1.674cm" svg:height="0.503cm" svg:x="9.882cm" svg:y="23.313cm">
            <text:p/>
          </draw:rect>
          <draw:frame draw:style-name="gr3" draw:layer="layout" svg:width="1.563cm" svg:height="0.324cm" svg:x="9.882cm" svg:y="23.386cm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connector draw:style-name="gr4" draw:text-style-name="P1" draw:layer="layout" svg:x1="10.384cm" svg:y1="22.559cm" svg:x2="10.719cm" svg:y2="21.805cm" draw:start-shape="id31" draw:start-glue-point="1" draw:end-shape="id32" draw:end-glue-point="2">
            <text:p/>
          </draw:connector>
          <draw:connector draw:style-name="gr4" draw:text-style-name="P1" draw:layer="layout" svg:x1="11.053cm" svg:y1="22.559cm" svg:x2="10.719cm" svg:y2="21.805cm" draw:start-shape="id33" draw:end-shape="id32" draw:end-glue-point="2">
            <text:p/>
          </draw:connector>
          <draw:connector draw:style-name="gr4" draw:text-style-name="P1" draw:layer="layout" svg:x1="9.882cm" svg:y1="23.564cm" svg:x2="9.546cm" svg:y2="22.81cm" draw:start-shape="id34" draw:end-shape="id31" draw:end-glue-point="2">
            <text:p/>
          </draw:connector>
          <draw:connector draw:style-name="gr4" draw:text-style-name="P1" draw:layer="layout" svg:x1="9.211cm" svg:y1="23.564cm" svg:x2="9.546cm" svg:y2="22.81cm" draw:start-shape="id35" draw:end-shape="id31" draw:end-glue-point="2">
            <text:p/>
          </draw:connector>
          <draw:rect draw:style-name="gr2" draw:text-style-name="P1" draw:id="id37" draw:layer="layout" svg:width="1.674cm" svg:height="0.503cm" svg:x="9.882cm" svg:y="15.27cm">
            <text:p/>
          </draw:rect>
          <draw:frame draw:style-name="gr3" draw:layer="layout" svg:width="0.905cm" svg:height="0.362cm" svg:x="10.284cm" svg:y="15.343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rect draw:style-name="gr2" draw:text-style-name="P1" draw:id="id36" draw:layer="layout" svg:width="1.676cm" svg:height="0.502cm" svg:x="8.708cm" svg:y="16.276cm">
            <text:p/>
          </draw:rect>
          <draw:frame draw:style-name="gr3" draw:layer="layout" svg:width="0.906cm" svg:height="0.363cm" svg:x="9.111cm" svg:y="16.347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rect draw:style-name="gr2" draw:text-style-name="P1" draw:id="id38" draw:layer="layout" svg:width="1.675cm" svg:height="0.502cm" svg:x="11.053cm" svg:y="16.276cm">
            <text:p/>
          </draw:rect>
          <draw:frame draw:style-name="gr3" draw:layer="layout" svg:width="1.564cm" svg:height="0.325cm" svg:x="11.053cm" svg:y="16.347cm"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rect draw:style-name="gr2" draw:text-style-name="P1" draw:id="id40" draw:layer="layout" svg:width="1.677cm" svg:height="0.503cm" svg:x="7.534cm" svg:y="17.28cm">
            <text:p/>
          </draw:rect>
          <draw:frame draw:style-name="gr3" draw:layer="layout" svg:width="1.565cm" svg:height="0.324cm" svg:x="7.534cm" svg:y="17.353cm"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rect draw:style-name="gr2" draw:text-style-name="P1" draw:id="id39" draw:layer="layout" svg:width="1.674cm" svg:height="0.503cm" svg:x="9.882cm" svg:y="17.28cm">
            <text:p/>
          </draw:rect>
          <draw:frame draw:style-name="gr3" draw:layer="layout" svg:width="1.563cm" svg:height="0.324cm" svg:x="9.882cm" svg:y="17.353cm"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connector draw:style-name="gr4" draw:text-style-name="P1" draw:layer="layout" svg:x1="10.384cm" svg:y1="16.527cm" svg:x2="10.719cm" svg:y2="15.773cm" draw:start-shape="id36" draw:start-glue-point="1" draw:end-shape="id37" draw:end-glue-point="2">
            <text:p/>
          </draw:connector>
          <draw:connector draw:style-name="gr4" draw:text-style-name="P1" draw:layer="layout" svg:x1="11.053cm" svg:y1="16.527cm" svg:x2="10.719cm" svg:y2="15.773cm" draw:start-shape="id38" draw:end-shape="id37" draw:end-glue-point="2">
            <text:p/>
          </draw:connector>
          <draw:connector draw:style-name="gr4" draw:text-style-name="P1" draw:layer="layout" svg:x1="9.882cm" svg:y1="17.531cm" svg:x2="9.546cm" svg:y2="16.778cm" draw:start-shape="id39" draw:end-shape="id36" draw:end-glue-point="2">
            <text:p/>
          </draw:connector>
          <draw:connector draw:style-name="gr4" draw:text-style-name="P1" draw:layer="layout" svg:x1="9.211cm" svg:y1="17.531cm" svg:x2="9.546cm" svg:y2="16.778cm" draw:start-shape="id40" draw:end-shape="id36" draw:end-glue-point="2">
            <text:p/>
          </draw:connector>
          <draw:rect draw:style-name="gr2" draw:text-style-name="P1" draw:id="id43" draw:layer="layout" svg:width="1.674cm" svg:height="0.502cm" svg:x="9.882cm" svg:y="24.318cm">
            <text:p/>
          </draw:rect>
          <draw:frame draw:style-name="gr3" draw:layer="layout" svg:width="0.911cm" svg:height="0.363cm" svg:x="10.284cm" svg:y="24.391cm"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rect draw:style-name="gr2" draw:text-style-name="P1" draw:id="id41" draw:layer="layout" svg:width="1.676cm" svg:height="0.502cm" svg:x="8.708cm" svg:y="25.324cm">
            <text:p/>
          </draw:rect>
          <draw:frame draw:style-name="gr3" draw:layer="layout" svg:width="0.905cm" svg:height="0.365cm" svg:x="9.111cm" svg:y="25.395cm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rect draw:style-name="gr2" draw:text-style-name="P1" draw:id="id45" draw:layer="layout" svg:width="1.675cm" svg:height="0.502cm" svg:x="11.053cm" svg:y="25.324cm">
            <text:p/>
          </draw:rect>
          <draw:frame draw:style-name="gr3" draw:layer="layout" svg:width="1.564cm" svg:height="0.324cm" svg:x="11.053cm" svg:y="25.395cm"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rect draw:style-name="gr2" draw:text-style-name="P1" draw:id="id42" draw:layer="layout" svg:width="1.677cm" svg:height="0.501cm" svg:x="7.534cm" svg:y="26.33cm">
            <text:p/>
          </draw:rect>
          <draw:frame draw:style-name="gr3" draw:layer="layout" svg:width="1.565cm" svg:height="0.324cm" svg:x="7.534cm" svg:y="26.401cm"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rect draw:style-name="gr2" draw:text-style-name="P1" draw:id="id44" draw:layer="layout" svg:width="1.674cm" svg:height="0.501cm" svg:x="9.882cm" svg:y="26.33cm">
            <text:p/>
          </draw:rect>
          <draw:frame draw:style-name="gr3" draw:layer="layout" svg:width="1.563cm" svg:height="0.324cm" svg:x="9.882cm" svg:y="26.401cm"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connector draw:style-name="gr4" draw:text-style-name="P1" draw:layer="layout" svg:x1="4.519cm" svg:y1="18.789cm" svg:x2="4.184cm" svg:y2="19.542cm" draw:start-shape="id22" draw:start-glue-point="2" draw:end-shape="id21" draw:end-glue-point="1">
            <text:p/>
          </draw:connector>
          <draw:connector draw:style-name="gr4" draw:text-style-name="P1" draw:layer="layout" svg:x1="3.346cm" svg:y1="19.793cm" svg:x2="3.012cm" svg:y2="20.548cm" draw:start-shape="id21" draw:start-glue-point="2" draw:end-shape="id25">
            <text:p/>
          </draw:connector>
          <draw:connector draw:style-name="gr4" draw:text-style-name="P1" draw:layer="layout" svg:x1="4.519cm" svg:y1="18.789cm" svg:x2="4.855cm" svg:y2="19.542cm" draw:start-shape="id22" draw:start-glue-point="2" draw:end-shape="id23">
            <text:p/>
          </draw:connector>
          <draw:connector draw:style-name="gr4" draw:text-style-name="P1" draw:layer="layout" svg:x1="3.346cm" svg:y1="19.793cm" svg:x2="3.681cm" svg:y2="20.548cm" draw:start-shape="id21" draw:start-glue-point="2" draw:end-shape="id24">
            <text:p/>
          </draw:connector>
          <draw:connector draw:style-name="gr4" draw:text-style-name="P1" draw:layer="layout" svg:x1="9.546cm" svg:y1="25.826cm" svg:x2="9.211cm" svg:y2="26.58cm" draw:start-shape="id41" draw:start-glue-point="2" draw:end-shape="id42">
            <text:p/>
          </draw:connector>
          <draw:connector draw:style-name="gr4" draw:text-style-name="P1" draw:layer="layout" svg:x1="10.719cm" svg:y1="24.82cm" svg:x2="10.384cm" svg:y2="25.575cm" draw:start-shape="id43" draw:start-glue-point="2" draw:end-shape="id41">
            <text:p/>
          </draw:connector>
          <draw:connector draw:style-name="gr4" draw:text-style-name="P1" draw:layer="layout" svg:x1="9.546cm" svg:y1="25.826cm" svg:x2="9.882cm" svg:y2="26.58cm" draw:start-shape="id41" draw:start-glue-point="2" draw:end-shape="id44">
            <text:p/>
          </draw:connector>
          <draw:connector draw:style-name="gr4" draw:text-style-name="P1" draw:layer="layout" svg:x1="10.719cm" svg:y1="24.82cm" svg:x2="11.053cm" svg:y2="25.575cm" draw:start-shape="id43" draw:start-glue-point="2" draw:end-shape="id45">
            <text:p/>
          </draw:connector>
          <draw:custom-shape draw:style-name="gr5" draw:text-style-name="P1" draw:layer="layout" svg:width="0.67cm" svg:height="11.896cm" draw:transform="skewX (0.0001745329251994) rotate (-1.5680037999926) translate (12.896cm 14.063cm)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7.909413554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Alfred Truong</meta:initial-creator>
    <meta:creation-date>2007-10-22T17:10:16</meta:creation-date>
    <dc:creator>Alfred Truong</dc:creator>
    <dc:date>2007-10-22T18:19:20</dc:date>
    <meta:editing-cycles>19</meta:editing-cycles>
    <meta:editing-duration>PT49M29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n>5x</math:mn>
          <math:mn>1</math:mn>
        </math:msub>
        <math:mo math:stretchy="false">+</math:mo>
        <math:msub>
          <math:mn>3x</math:mn>
          <math:mn>2</math:mn>
        </math:msub>
      </math:mrow>
      <math:mo math:stretchy="false">≤</math:mo>
      <math:mn>2</math:mn>
    </math:mrow>
    <math:annotation math:encoding="StarMath 5.0">5x_1+3x_2 &lt;= 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.5</math:mn>
      </math:mrow>
    </math:mrow>
    <math:annotation math:encoding="StarMath 5.0">comp(B)=1.5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.5</math:mn>
      </math:mrow>
    </math:mrow>
    <math:annotation math:encoding="StarMath 5.0">comp(B)=1.5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n>5x</math:mn>
        <math:mn>1</math:mn>
      </math:msub>
      <math:mo math:stretchy="false">≤</math:mo>
      <math:mn>2</math:mn>
    </math:mrow>
    <math:annotation math:encoding="StarMath 5.0">5x_1&lt;= 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n>2x</math:mn>
          <math:mn>1</math:mn>
        </math:msub>
        <math:mo math:stretchy="false">+</math:mo>
        <math:msub>
          <math:mn>5x</math:mn>
          <math:mn>2</math:mn>
        </math:msub>
      </math:mrow>
      <math:mo math:stretchy="false">≤</math:mo>
      <math:mn>5</math:mn>
    </math:mrow>
    <math:annotation math:encoding="StarMath 5.0">2x_1+5x_2 &lt;= 5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.5</math:mn>
      </math:mrow>
    </math:mrow>
    <math:annotation math:encoding="StarMath 5.0">comp(B)=1.5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.5</math:mn>
      </math:mrow>
    </math:mrow>
    <math:annotation math:encoding="StarMath 5.0">comp(B)=1.5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n>5x</math:mn>
          <math:mn>1</math:mn>
        </math:msub>
        <math:mo math:stretchy="false">+</math:mo>
        <math:msub>
          <math:mn>3x</math:mn>
          <math:mn>2</math:mn>
        </math:msub>
      </math:mrow>
      <math:mo math:stretchy="false">≤</math:mo>
      <math:mn>2</math:mn>
    </math:mrow>
    <math:annotation math:encoding="StarMath 5.0">5x_1+3x_2 &lt;= 2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n>5x</math:mn>
        <math:mn>2</math:mn>
      </math:msub>
      <math:mo math:stretchy="false">≤</math:mo>
      <math:mn>5</math:mn>
    </math:mrow>
    <math:annotation math:encoding="StarMath 5.0">5x_2 &lt;= 5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2</math:mn>
      </math:mrow>
    </math:mrow>
    <math:annotation math:encoding="StarMath 5.0">comp(B)=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n>2x</math:mn>
          <math:mn>1</math:mn>
        </math:msub>
        <math:mo math:stretchy="false">+</math:mo>
        <math:msub>
          <math:mn>5x</math:mn>
          <math:mn>2</math:mn>
        </math:msub>
      </math:mrow>
      <math:mo math:stretchy="false">≤</math:mo>
      <math:mn>5</math:mn>
    </math:mrow>
    <math:annotation math:encoding="StarMath 5.0">2x_1+5x_2 &lt;= 5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.5</math:mn>
      </math:mrow>
    </math:mrow>
    <math:annotation math:encoding="StarMath 5.0">comp(B)=1.5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.5</math:mn>
      </math:mrow>
    </math:mrow>
    <math:annotation math:encoding="StarMath 5.0">comp(B)=1.5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n>3x</math:mn>
        <math:mn>2</math:mn>
      </math:msub>
      <math:mo math:stretchy="false">≤</math:mo>
      <math:mn>2</math:mn>
    </math:mrow>
    <math:annotation math:encoding="StarMath 5.0">3x_2 &lt;= 2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n>2x</math:mn>
        <math:mn>1</math:mn>
      </math:msub>
      <math:mo math:stretchy="false">≤</math:mo>
      <math:mn>5</math:mn>
    </math:mrow>
    <math:annotation math:encoding="StarMath 5.0">2x_1 &lt;= 5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b>
        <math:mn>5x</math:mn>
        <math:mn>1</math:mn>
      </math:msub>
      <math:mo math:stretchy="false">≤</math:mo>
      <math:mn>2</math:mn>
    </math:mrow>
    <math:annotation math:encoding="StarMath 5.0">5x_1&lt;=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n>2x</math:mn>
        <math:mn>1</math:mn>
      </math:msub>
      <math:mo math:stretchy="false">≤</math:mo>
      <math:mn>5</math:mn>
    </math:mrow>
    <math:annotation math:encoding="StarMath 5.0">2x_1&lt;= 5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2</math:mn>
      </math:mrow>
    </math:mrow>
    <math:annotation math:encoding="StarMath 5.0">comp(B)=2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ub>
        <math:mn>3x</math:mn>
        <math:mn>2</math:mn>
      </math:msub>
      <math:mo math:stretchy="false">≤</math:mo>
      <math:mn>2</math:mn>
    </math:mrow>
    <math:annotation math:encoding="StarMath 5.0">3x_2 &lt;= 2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b>
        <math:mn>5x</math:mn>
        <math:mn>2</math:mn>
      </math:msub>
      <math:mo math:stretchy="false">≤</math:mo>
      <math:mn>5</math:mn>
    </math:mrow>
    <math:annotation math:encoding="StarMath 5.0">5x_2 &lt;= 5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</math:mn>
      </math:mrow>
    </math:mrow>
    <math:annotation math:encoding="StarMath 5.0">comp(B)=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2</math:mn>
      </math:mrow>
    </math:mrow>
    <math:annotation math:encoding="StarMath 5.0">comp(B)=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2</math:mn>
      </math:mrow>
    </math:mrow>
    <math:annotation math:encoding="StarMath 5.0">comp(B)=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1.5</math:mn>
      </math:mrow>
    </math:mrow>
    <math:annotation math:encoding="StarMath 5.0">comp(B)=1.5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n>5x</math:mn>
          <math:mn>1</math:mn>
        </math:msub>
        <math:mo math:stretchy="false">+</math:mo>
        <math:msub>
          <math:mn>3x</math:mn>
          <math:mn>2</math:mn>
        </math:msub>
      </math:mrow>
      <math:mo math:stretchy="false">≤</math:mo>
      <math:mn>2</math:mn>
    </math:mrow>
    <math:annotation math:encoding="StarMath 5.0">5x_1+3x_2 &lt;= 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n>2x</math:mn>
        <math:mn>1</math:mn>
      </math:msub>
      <math:mo math:stretchy="false">≤</math:mo>
      <math:mn>5</math:mn>
    </math:mrow>
    <math:annotation math:encoding="StarMath 5.0">2x_1 &lt;= 5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comp</math:mi>
      <math:mrow>
        <math:mrow>
          <math:mo math:stretchy="false">(</math:mo>
          <math:mi>B</math:mi>
          <math:mo math:stretchy="false">)</math:mo>
        </math:mrow>
        <math:mo math:stretchy="false">=</math:mo>
        <math:mn>2</math:mn>
      </math:mrow>
    </math:mrow>
    <math:annotation math:encoding="StarMath 5.0">comp(B)=2</math:annotation>
  </math:semantics>
</math:math>
</file>